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1F2328" fo:font-size="16pt" style:font-size-asian="16pt" style:font-size-complex="16pt" fo:background-color="#FFFFFF" fo:language="en" fo:country="IN"/>
    </style:style>
    <style:style style:name="P3" style:parent-style-name="Normal" style:family="paragraph">
      <style:text-properties fo:font-size="16pt" style:font-size-asian="16pt" style:font-size-complex="16pt" fo:language="en" fo:country="IN"/>
    </style:style>
    <style:style style:name="P4" style:parent-style-name="Normal" style:family="paragraph">
      <style:text-properties fo:font-size="16pt" style:font-size-asian="16pt" style:font-size-complex="16pt" fo:language="en" fo:country="IN"/>
    </style:style>
    <style:style style:name="P5" style:parent-style-name="Normal" style:family="paragraph">
      <style:text-properties fo:font-size="16pt" style:font-size-asian="16pt" style:font-size-complex="16pt" fo:language="en" fo:country="IN"/>
    </style:style>
    <style:style style:name="P6" style:parent-style-name="Normal" style:family="paragraph">
      <style:text-properties fo:font-size="16pt" style:font-size-asian="16pt" style:font-size-complex="16pt" fo:language="en" fo:country="IN"/>
    </style:style>
    <style:style style:name="P7" style:parent-style-name="Normal" style:family="paragraph">
      <style:text-properties fo:font-size="16pt" style:font-size-asian="16pt" style:font-size-complex="16pt" fo:language="en" fo:country="IN"/>
    </style:style>
    <style:style style:name="P8" style:parent-style-name="Normal" style:family="paragraph">
      <style:text-properties fo:font-size="16pt" style:font-size-asian="16pt" style:font-size-complex="16pt" fo:language="en" fo:country="IN"/>
    </style:style>
    <style:style style:name="P9" style:parent-style-name="Normal" style:family="paragraph">
      <style:text-properties fo:font-size="16pt" style:font-size-asian="16pt" style:font-size-complex="16pt" fo:language="en" fo:country="IN"/>
    </style:style>
    <style:style style:name="P10" style:parent-style-name="Normal" style:family="paragraph">
      <style:text-properties fo:font-size="16pt" style:font-size-asian="16pt" style:font-size-complex="16pt" fo:language="en" fo:country="IN"/>
    </style:style>
    <style:style style:name="P11" style:parent-style-name="Normal" style:family="paragraph">
      <style:text-properties fo:font-size="16pt" style:font-size-asian="16pt" style:font-size-complex="16pt" fo:language="en" fo:country="IN"/>
    </style:style>
    <style:style style:name="P12" style:parent-style-name="Normal" style:family="paragraph">
      <style:text-properties fo:font-size="16pt" style:font-size-asian="16pt" style:font-size-complex="16pt" fo:language="en" fo:country="IN"/>
    </style:style>
    <style:style style:name="P13" style:parent-style-name="Normal" style:family="paragraph">
      <style:text-properties fo:font-size="16pt" style:font-size-asian="16pt" style:font-size-complex="16pt" fo:language="en" fo:country="IN"/>
    </style:style>
    <style:style style:name="P14" style:parent-style-name="Normal" style:family="paragraph">
      <style:text-properties fo:font-size="16pt" style:font-size-asian="16pt" style:font-size-complex="16pt" fo:language="en" fo:country="IN"/>
    </style:style>
    <style:style style:name="T15" style:parent-style-name="DefaultParagraphFont" style:family="text">
      <style:text-properties fo:font-size="16pt" style:font-size-asian="16pt" style:font-size-complex="16pt" fo:language="en" fo:country="IN"/>
    </style:style>
  </office:automatic-styles>
  <office:body>
    <office:text text:use-soft-page-breaks="true">
      <text:p text:style-name="P1"><text:span text:style-name="T2">Completed a simulation focused on advising a hypothetical social media client as a Data Analyst at Accenture Cleaned, modelled and analysed 7 datasets to uncover insights into content trends to inform strategic decisions Prepared a PowerPoint deck and video presentation to communicate key insights for the client and internal stakeholders Check out the simulation here:</text:span></text:p>
      <text:p text:style-name="P3"/>
      <text:p text:style-name="P4">Skills Acquired</text:p>
      <text:p text:style-name="P5">1.COMMUNICATION</text:p>
      <text:p text:style-name="P6">2.DATA ANALYSIS</text:p>
      <text:p text:style-name="P7">3.DATA MODELING</text:p>
      <text:p text:style-name="P8">4.DATA UNDERSTANDING</text:p>
      <text:p text:style-name="P9">5.DATA VISUALIZATION</text:p>
      <text:p text:style-name="P10">6.PRESENTATIONS</text:p>
      <text:p text:style-name="P11">7.PROJECT PLANNING</text:p>
      <text:p text:style-name="P12">8.PUBLIC SPEAKING</text:p>
      <text:p text:style-name="P13">9.STORYTELLING</text:p>
      <text:p text:style-name="P14">10.STRATEGY</text:p>
      <text:p text:style-name="Normal"><text:span text:style-name="T15">11.TEAMWOR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de" fo:country="DE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de" fo:country="D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de" fo:country="D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de" fo:country="DE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de" fo:country="DE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de" fo:country="DE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de" fo:country="DE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de" fo:country="DE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de" fo:country="D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e" fo:country="DE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de" fo:country="D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de" fo:country="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de" fo:country="D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tharv Kulkarni</meta:initial-creator>
    <dc:creator>Atharv Kulkarni</dc:creator>
    <meta:creation-date>2024-01-25T17:34:00Z</meta:creation-date>
    <dc:date>2024-01-25T18:06:00Z</dc:date>
    <meta:template xlink:href="Normal.dotm" xlink:type="simple"/>
    <meta:editing-cycles>1</meta:editing-cycles>
    <meta:editing-duration>PT1920S</meta:editing-duration>
    <meta:document-statistic meta:page-count="1" meta:paragraph-count="1" meta:word-count="85" meta:character-count="569" meta:row-count="4" meta:non-whitespace-character-count="485"/>
  </office:meta>
</office:document-meta>
</file>